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06" officeooo:paragraph-rsid="00075b06"/>
    </style:style>
    <style:style style:name="P2" style:family="paragraph" style:parent-style-name="Standard">
      <style:text-properties fo:font-size="8pt" officeooo:rsid="00075b06" officeooo:paragraph-rsid="00075b06" style:font-size-asian="7pt" style:font-size-complex="8pt"/>
    </style:style>
    <style:style style:name="P3" style:family="paragraph" style:parent-style-name="Standard" style:list-style-name="L1">
      <style:text-properties fo:font-size="8pt" officeooo:rsid="00075b06" officeooo:paragraph-rsid="00075b06" style:font-size-asian="7pt" style:font-size-complex="8pt"/>
    </style:style>
    <style:style style:name="P4" style:family="paragraph" style:parent-style-name="Standard" style:list-style-name="L2">
      <style:text-properties fo:font-size="8pt" officeooo:rsid="00075b06" officeooo:paragraph-rsid="00075b06" style:font-size-asian="7pt" style:font-size-complex="8pt"/>
    </style:style>
    <style:style style:name="P5" style:family="paragraph" style:parent-style-name="Standard" style:list-style-name="L3">
      <style:text-properties fo:font-size="8pt" officeooo:rsid="00075b06" officeooo:paragraph-rsid="00075b06" style:font-size-asian="7pt" style:font-size-complex="8pt"/>
    </style:style>
    <style:style style:name="P6" style:family="paragraph" style:parent-style-name="Standard" style:list-style-name="L2">
      <style:text-properties fo:font-size="8pt" officeooo:rsid="00077c19" officeooo:paragraph-rsid="00077c19" style:font-size-asian="7pt" style:font-size-complex="8pt"/>
    </style:style>
    <style:style style:name="P7" style:family="paragraph" style:parent-style-name="Standard" style:list-style-name="L3">
      <style:text-properties fo:font-size="8pt" officeooo:rsid="0008763f" officeooo:paragraph-rsid="0008763f" style:font-size-asian="7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 2</text:span>:</text:p>
      <text:p text:style-name="P1"/>
      <text:p text:style-name="P2">3 most challenging cases:</text:p>
      <text:p text:style-name="P2"/>
      <text:p text:style-name="P2">1) Polyndroms of length 6:</text:p>
      <text:list xml:id="list432135370038995097" text:style-name="L1">
        <text:list-item>
          <text:p text:style-name="P3">Positive if string contains a polyndom of length 6, otherwise negative. [vocab: [0-9]]</text:p>
        </text:list-item>
        <text:list-item>
          <text:p text:style-name="P3">Hard to distinguish because length of sub polyndrom must be 6, and not say 4 or 8. Also it might appear anywhere in the string.</text:p>
        </text:list-item>
        <text:list-item>
          <text:p text:style-name="P3">I trained on 2500 examples of bounded length: (0,200). It did not converge. The test was 200 examples of bounded length (0,1000)</text:p>
          <text:p text:style-name="P3">The LSTM did not manage to learn neither on the test, nor on the dev. Result: 50% accuracy on test.</text:p>
        </text:list-item>
      </text:list>
      <text:p text:style-name="P2"/>
      <text:p text:style-name="P2">2) Prime numbers:</text:p>
      <text:list xml:id="list1641912358074701545" text:style-name="L2">
        <text:list-item>
          <text:p text:style-name="P4">Positive if string is a prime number, negative are all none prime, <text:span text:style-name="T2">odd</text:span> numbers. [vocab: [0-9]]</text:p>
        </text:list-item>
        <text:list-item>
          <text:p text:style-name="P4">Hard to distinguish because to check if a number is prime or not we have to iterate on all many options and check if their multiplication gives this number. It is not a trivial task.</text:p>
        </text:list-item>
        <text:list-item>
          <text:p text:style-name="P6">Also hard to distinguish because negative numbers are odd. Even numbers end with 0, 2,4,6,8 which give clear indication.</text:p>
        </text:list-item>
        <text:list-item>
          <text:p text:style-name="P4">I trained on 7500 examples of the first 1000 prime numbers. The test was taken from the same group, and was 300 examples.</text:p>
          <text:p text:style-name="P4">The LSTM did not manage to learn neither on the test, nor on the dev. Result: 60% accuracy on test.</text:p>
        </text:list-item>
      </text:list>
      <text:p text:style-name="P2"/>
      <text:p text:style-name="P2">3) Numbers divided by 7:</text:p>
      <text:list xml:id="list1613019562017482340" text:style-name="L3">
        <text:list-item>
          <text:p text:style-name="P5">Positive if string is a number dividable by 7, negative otherwise. [vocab: [0-9]]</text:p>
        </text:list-item>
        <text:list-item>
          <text:p text:style-name="P7">Hard to train because there is no simple rule to check if a number is dividable by 7. For example, if I train on dividable by 3, the LSTM converges easily.</text:p>
        </text:list-item>
        <text:list-item>
          <text:p text:style-name="P7">I trained on 7500 examples of numbers between (0,2500). Test was 300 numbers between (0,1000).</text:p>
          <text:p text:style-name="P7">The LSTM did not manage to learn neither on the test, nor on the dev. Result: 55.518% accuracy on t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9:28:37.544026790</meta:creation-date>
    <meta:generator>LibreOffice/5.1.6.2$Linux_X86_64 LibreOffice_project/10m0$Build-2</meta:generator>
    <dc:date>2018-01-01T19:41:13.362899232</dc:date>
    <meta:editing-duration>PT12M35S</meta:editing-duration>
    <meta:editing-cycles>3</meta:editing-cycles>
    <meta:document-statistic meta:table-count="0" meta:image-count="0" meta:object-count="0" meta:page-count="1" meta:paragraph-count="18" meta:word-count="304" meta:character-count="1603" meta:non-whitespace-character-count="1330"/>
  </office:meta>
</office:document-meta>
</file>